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officeooo:rsid="00185eee" officeooo:paragraph-rsid="00185eee"/>
    </style:style>
    <style:style style:name="P2" style:family="paragraph" style:parent-style-name="Text_20_body">
      <style:paragraph-properties style:writing-mode="lr-tb"/>
      <style:text-properties fo:font-weight="normal" officeooo:rsid="001bc5e5" officeooo:paragraph-rsid="001bc5e5" style:font-weight-asian="normal" style:font-weight-complex="normal"/>
    </style:style>
    <style:style style:name="P3" style:family="paragraph" style:parent-style-name="Text_20_body">
      <style:text-properties officeooo:rsid="001ff254" officeooo:paragraph-rsid="001ff254"/>
    </style:style>
    <style:style style:name="P4" style:family="paragraph" style:parent-style-name="Title">
      <style:paragraph-properties fo:break-before="page" style:writing-mode="lr-tb"/>
      <style:text-properties officeooo:rsid="00185eee" officeooo:paragraph-rsid="00185ee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Text_20_body" style:list-style-name="L1">
      <style:text-properties officeooo:rsid="001f7948" officeooo:paragraph-rsid="001f7948"/>
    </style:style>
    <style:style style:name="P8" style:family="paragraph" style:parent-style-name="Text_20_body" style:list-style-name="L2">
      <style:text-properties officeooo:rsid="001ff254" officeooo:paragraph-rsid="001ff254"/>
    </style:style>
    <style:style style:name="P9" style:family="paragraph" style:parent-style-name="Text_20_body">
      <style:text-properties officeooo:rsid="001ff254" officeooo:paragraph-rsid="001ff254"/>
    </style:style>
    <style:style style:name="P10" style:family="paragraph" style:parent-style-name="Text_20_body" style:list-style-name="L2">
      <style:text-properties officeooo:rsid="00233b87" officeooo:paragraph-rsid="00233b87"/>
    </style:style>
    <style:style style:name="P11" style:family="paragraph" style:parent-style-name="Text_20_body" style:list-style-name="L2">
      <style:text-properties style:text-underline-style="solid" style:text-underline-width="auto" style:text-underline-color="font-color" fo:font-weight="bold" officeooo:rsid="00233b87" officeooo:paragraph-rsid="00233b87" style:font-weight-asian="bold" style:font-weight-complex="bold"/>
    </style:style>
    <style:style style:name="P12" style:family="paragraph" style:parent-style-name="Text_20_body" style:list-style-name="L2">
      <style:text-properties fo:font-style="normal" style:text-underline-style="none" fo:font-weight="normal" officeooo:rsid="00233b87" officeooo:paragraph-rsid="00233b87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officeooo:rsid="0025a5fb" officeooo:paragraph-rsid="0025a5fb"/>
    </style:style>
    <style:style style:name="P14" style:family="paragraph" style:parent-style-name="Text_20_body" style:list-style-name="L1">
      <style:paragraph-properties style:writing-mode="lr-tb"/>
      <style:text-properties officeooo:rsid="001f7948" officeooo:paragraph-rsid="001f7948"/>
    </style:style>
    <style:style style:name="P15" style:family="paragraph" style:parent-style-name="Heading_20_1">
      <style:paragraph-properties fo:break-before="page"/>
      <style:text-properties officeooo:rsid="001f7948" officeooo:paragraph-rsid="001f7948"/>
    </style:style>
    <style:style style:name="P16" style:family="paragraph" style:parent-style-name="Heading_20_1">
      <style:paragraph-properties fo:break-before="page"/>
      <style:text-properties officeooo:rsid="001ff254" officeooo:paragraph-rsid="001ff254"/>
    </style:style>
    <style:style style:name="P17" style:family="paragraph" style:parent-style-name="Heading_20_2">
      <style:paragraph-properties fo:break-before="page"/>
      <style:text-properties officeooo:rsid="001f7948" officeooo:paragraph-rsid="001f79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d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3b87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37_2118788274" text:style-name="Index_20_Link" text:visited-style-name="Index_20_Link">Components<text:tab/>3</text:a></text:p>
          <text:p text:style-name="P6"><text:a xlink:type="simple" xlink:href="#__RefHeading___Toc239_2118788274" text:style-name="Index_20_Link" text:visited-style-name="Index_20_Link">CPU<text:tab/>4</text:a></text:p>
          <text:p text:style-name="P5"><text:a xlink:type="simple" xlink:href="#__RefHeading___Toc131_2938086067" text:style-name="Index_20_Link" text:visited-style-name="Index_20_Link">Where to get files<text:tab/>5</text:a></text:p>
        </text:index-body>
      </text:table-of-content>
      <text:p text:style-name="Text_20_body"/>
      <text:p text:style-name="P4">Zenith 80 Design Document</text:p>
      <text:p text:style-name="P1"><text:span text:style-name="T1">This document should have come </text:span><text:span text:style-name="T2">with an assortment of other files </text:span><text:span text:style-name="T1">– if it didn’t, check </text:span><text:a xlink:type="simple" xlink:href="https://github.com/Zenith80/Documentation" text:style-name="Internet_20_link" text:visited-style-name="Visited_20_Internet_20_Link"><text:span text:style-name="T1">here</text:span></text:a><text:span text:style-name="T1">. </text:span><text:span text:style-name="T2">If you can’t find it, </text:span><text:a xlink:type="simple" xlink:href="mailto:zenith@pleasanta.tk?subject=Design%20Document" text:style-name="Internet_20_link" text:visited-style-name="Visited_20_Internet_20_Link"><text:span text:style-name="T2">send me an email.</text:span></text:a></text:p>
      <text:p text:style-name="P2"/>
      <text:h text:style-name="P15" text:outline-level="1"><text:bookmark-start text:name="__RefHeading___Toc237_2118788274"/>Components<text:bookmark-end text:name="__RefHeading___Toc237_2118788274"/></text:h>
      <text:list xml:id="list3485539237" text:style-name="L1">
        <text:list-item>
          <text:p text:style-name="P7">CPU</text:p>
        </text:list-item>
        <text:list-item>
          <text:p text:style-name="P7">GPU</text:p>
          <text:list>
            <text:list-item>
              <text:p text:style-name="P7">RAM (“Video RAM”)</text:p>
            </text:list-item>
          </text:list>
        </text:list-item>
        <text:list-item>
          <text:p text:style-name="P7">MMU</text:p>
          <text:list>
            <text:list-item>
              <text:p text:style-name="P7">Small RAM (not accessible to CPU or any other components)</text:p>
            </text:list-item>
            <text:list-item>
              <text:p text:style-name="P7">RAM (CPU-accessible)</text:p>
            </text:list-item>
            <text:list-item>
              <text:p text:style-name="P7">Flash memory (CPU-accessible)</text:p>
            </text:list-item>
          </text:list>
        </text:list-item>
        <text:list-item>
          <text:p text:style-name="P7">Sound card</text:p>
        </text:list-item>
        <text:list-item>
          <text:p text:style-name="P7">Screen</text:p>
          <text:list>
            <text:list-item>
              <text:p text:style-name="P7">RAM</text:p>
            </text:list-item>
          </text:list>
        </text:list-item>
        <text:list-item>
          <text:p text:style-name="P7">Speakers</text:p>
        </text:list-item>
        <text:list-item>
          <text:p text:style-name="P7">USB device port (connect to PC to transfer programs)</text:p>
        </text:list-item>
        <text:list-item>
          <text:p text:style-name="P7">USB host port (loads programs off of a USB flash drive)</text:p>
        </text:list-item>
        <text:list-item>
          <text:p text:style-name="P14">MicroSD card slot (loads programs off of SD cards)</text:p>
        </text:list-item>
        <text:list-item>
          <text:p text:style-name="P14">A cartridge slot</text:p>
        </text:list-item>
        <text:list-item>
          <text:p text:style-name="P14">A misc. peripheral slot</text:p>
        </text:list-item>
      </text:list>
      <text:h text:style-name="P17" text:outline-level="2"><text:bookmark-start text:name="__RefHeading___Toc239_2118788274"/>CPU<text:bookmark-end text:name="__RefHeading___Toc239_2118788274"/></text:h>
      <text:p text:style-name="P3">The Zenith80 console features an unmodified Zilog Z80 CPU. The Z80 User’s Manual should be packaged with this document as <text:span text:style-name="T1">resources/CPU/UserManual.pdf</text:span><text:span text:style-name="T3">. A copy of it is located </text:span><text:a xlink:type="simple" xlink:href="http://pleasanta.tk/zenith80/resources/CPU/UserManual.pdf" text:style-name="Internet_20_link" text:visited-style-name="Visited_20_Internet_20_Link"><text:span text:style-name="T3">here</text:span></text:a><text:span text:style-name="T3">. If you have this document without it’s resources, see </text:span><text:a xlink:type="simple" xlink:href="#2.Where to get files|outline" text:style-name="Internet_20_link" text:visited-style-name="Visited_20_Internet_20_Link"><text:span text:style-name="T3">this section</text:span></text:a><text:span text:style-name="T3">.</text:span></text:p>
      <text:p text:style-name="P13"><text:span text:style-name="T3">The CPU has 16 address pins (A0 through A15) and 8 data pins (D0 through D7). These are connected to data buses which are also connected to the MMU, GPU, sound card, and screen.</text:span></text:p>
      <text:h text:style-name="P16" text:outline-level="1"><text:bookmark-start text:name="__RefHeading___Toc131_2938086067"/>Where to get files<text:bookmark-end text:name="__RefHeading___Toc131_2938086067"/></text:h>
      <text:p text:style-name="P3">There are <text:span text:style-name="T4">currently two simple</text:span> ways to get the files this document references.</text:p>
      <text:list xml:id="list1058750591" text:style-name="L2">
        <text:list-item>
          <text:p text:style-name="P8">You can download the zip from this link.</text:p>
        </text:list-item>
        <text:list-item>
          <text:p text:style-name="P8">You can clone the git repository from <text:a xlink:type="simple" xlink:href="https://github.com/Zenith80/Documentation" text:style-name="Internet_20_link" text:visited-style-name="Visited_20_Internet_20_Link">https://github.com/</text:a><text:a xlink:type="simple" xlink:href="https://github.com/Zenith80/Documentation" text:style-name="Internet_20_link" text:visited-style-name="Visited_20_Internet_20_Link"><text:span text:style-name="T4">Zenith80/Documentation</text:span></text:a></text:p>
          <text:list>
            <text:list-item>
              <text:p text:style-name="P10">This has the advantage of making fetching the latest documentation super fast and easy</text:p>
            </text:list-item>
            <text:list-item>
              <text:p text:style-name="P11">Important<text:span text:style-name="T6">: if you don’t know what a “git repository” is, this method is </text:span><text:span text:style-name="T5">not</text:span><text:span text:style-name="T6"> for you.</text:span></text:p>
            </text:list-item>
            <text:list-item>
              <text:p text:style-name="P12">Note: if you don’t want to store the documentation on your computer for whatever reason, you can just view it on GitHub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52:43.045467525</meta:creation-date>
    <meta:editing-duration>PT29M1S</meta:editing-duration>
    <meta:editing-cycles>9</meta:editing-cycles>
    <meta:generator>LibreOffice/5.4.1.2.0$Linux_X86_64 LibreOffice_project/40m0$Build-2</meta:generator>
    <meta:initial-creator>Noam Preil</meta:initial-creator>
    <dc:date>2017-09-06T10:39:19.612277513</dc:date>
    <dc:creator>Noam Preil</dc:creator>
    <meta:document-statistic meta:table-count="0" meta:image-count="0" meta:object-count="0" meta:page-count="5" meta:paragraph-count="33" meta:word-count="284" meta:character-count="1531" meta:non-whitespace-character-count="1300"/>
  </office:meta>
</office:document-meta>
</file>